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LICACION PARA EL CONTROLAR EL ESTATUS ESCOLAR DE ESTUDIANTES MEDIANTE EL USO DE UNA APPLICACION MOVIL </text:p>
      <text:p text:style-name="P1"/>
      <text:p text:style-name="P1">Mi proposito es crear una aplicacion movil la cual sea manejada por alumnos de la istitucion la cual servira para que los pagos esten a tiempo, entiendo que en el area de cajas tiene acceso al calendario de pagos pero simplemente te dan una hoja impresa, mi aplicacion consistira en que habra un registro (nombre, apellido,carrera y matricula) y despues <text:s/>los alumnos podran tener acceso a su calendario de pagos. los alumnos tambien tendrian acceso a su cardex ya que cada que necesitamos saber o ver nuestras calificaciones tenemos que ir con el cordinador en occaciones el esta ocupado y simplemente no tenemos acceso a el esto evitaria el echo de estar saliendo de clases para checar las calificaciones, Por otro lado se crearia una pagina web para el <text:s/>cordinador <text:s/>donde le daria acceso a esta aplicacion donde el <text:s/>tendria acceso a estar revisando cual alumno va a tiempo en sus pagos y cual no y haci evitar problemas academicos, tambien el cordinador podria agregar notificaciones como ejemplo seria <text:s/>¡Chavos el dia 25/08/2019 tenemos visita!,¡Chavos toca pago de colegiatura! O cosas por el estilo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8-27T09:51:44.81</meta:creation-date>
    <meta:editing-duration>PT53S</meta:editing-duration>
    <meta:editing-cycles>2</meta:editing-cycles>
    <meta:generator>OpenOffice/4.1.6$Win32 OpenOffice.org_project/416m1$Build-9790</meta:generator>
    <meta:document-statistic meta:table-count="0" meta:image-count="0" meta:object-count="0" meta:page-count="1" meta:paragraph-count="2" meta:word-count="200" meta:character-count="1208"/>
    <dc:date>2019-08-27T09:52:28.11</dc:date>
    <dc:creator>danae gonzalez uribe</dc:creator>
  </office:meta>
</office:document-meta>
</file>